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31900000120CCADF7B3F7651E62.png" manifest:media-type="image/png"/>
  <manifest:file-entry manifest:full-path="Pictures/10000201000002E70000010760DD1B514172B1CE.png" manifest:media-type="image/png"/>
  <manifest:file-entry manifest:full-path="Pictures/1000000000000276000002E57F96C19C375A79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da2b4" officeooo:paragraph-rsid="000da2b4"/>
    </style:style>
    <style:style style:name="P6" style:family="paragraph" style:parent-style-name="Text_20_body">
      <style:text-properties officeooo:rsid="000f280e" officeooo:paragraph-rsid="000f280e"/>
    </style:style>
    <style:style style:name="P7" style:family="paragraph" style:parent-style-name="Text_20_body">
      <style:text-properties officeooo:rsid="00120c79" officeooo:paragraph-rsid="00120c79"/>
    </style:style>
    <style:style style:name="P8" style:family="paragraph" style:parent-style-name="Text_20_body">
      <style:text-properties officeooo:paragraph-rsid="0014c6f6"/>
    </style:style>
    <style:style style:name="P9" style:family="paragraph" style:parent-style-name="Text_20_body">
      <style:text-properties officeooo:rsid="001551f4" officeooo:paragraph-rsid="001551f4"/>
    </style:style>
    <style:style style:name="P10" style:family="paragraph" style:parent-style-name="Text_20_body">
      <style:text-properties officeooo:rsid="00180eea" officeooo:paragraph-rsid="00180eea"/>
    </style:style>
    <style:style style:name="P11" style:family="paragraph" style:parent-style-name="Text_20_body">
      <style:text-properties officeooo:rsid="001e0b31" officeooo:paragraph-rsid="001e0b31"/>
    </style:style>
    <style:style style:name="P12" style:family="paragraph" style:parent-style-name="Text_20_body">
      <style:text-properties officeooo:rsid="001ea915" officeooo:paragraph-rsid="001ea915"/>
    </style:style>
    <style:style style:name="P13" style:family="paragraph" style:parent-style-name="Text_20_body">
      <style:text-properties officeooo:rsid="001f6fac" officeooo:paragraph-rsid="001f6fac"/>
    </style:style>
    <style:style style:name="P14" style:family="paragraph" style:parent-style-name="Text_20_body">
      <style:text-properties officeooo:rsid="0021accd" officeooo:paragraph-rsid="0021accd"/>
    </style:style>
    <style:style style:name="P15" style:family="paragraph" style:parent-style-name="Text_20_body">
      <style:text-properties officeooo:rsid="000eaefa" officeooo:paragraph-rsid="000eaefa"/>
    </style:style>
    <style:style style:name="P16" style:family="paragraph" style:parent-style-name="Text_20_body">
      <style:text-properties officeooo:rsid="000c1f66" officeooo:paragraph-rsid="000c1f66"/>
    </style:style>
    <style:style style:name="P17" style:family="paragraph" style:parent-style-name="Text_20_body">
      <style:text-properties officeooo:paragraph-rsid="000c1f66"/>
    </style:style>
    <style:style style:name="P18" style:family="paragraph" style:parent-style-name="Table_20_Contents">
      <style:text-properties officeooo:rsid="000c1f66" officeooo:paragraph-rsid="000c1f66"/>
    </style:style>
    <style:style style:name="P19" style:family="paragraph" style:parent-style-name="Table_20_Contents">
      <style:text-properties officeooo:rsid="000da2b4" officeooo:paragraph-rsid="000da2b4"/>
    </style:style>
    <style:style style:name="P20" style:family="paragraph" style:parent-style-name="Table_20_Contents">
      <style:text-properties officeooo:rsid="000eaefa" officeooo:paragraph-rsid="000eaefa"/>
    </style:style>
    <style:style style:name="P21" style:family="paragraph" style:parent-style-name="Table_20_Contents">
      <style:text-properties officeooo:rsid="000eaefa" officeooo:paragraph-rsid="00120c79"/>
    </style:style>
    <style:style style:name="P22" style:family="paragraph" style:parent-style-name="Table_20_Contents">
      <style:text-properties officeooo:rsid="000f280e" officeooo:paragraph-rsid="000f280e"/>
    </style:style>
    <style:style style:name="P23" style:family="paragraph" style:parent-style-name="Table_20_Contents">
      <style:text-properties officeooo:rsid="00120c79" officeooo:paragraph-rsid="00120c79"/>
    </style:style>
    <style:style style:name="P24" style:family="paragraph" style:parent-style-name="Table_20_Contents">
      <style:text-properties officeooo:rsid="0024c195" officeooo:paragraph-rsid="0024c195"/>
    </style:style>
    <style:style style:name="P25" style:family="paragraph" style:parent-style-name="Table_20_Contents">
      <style:text-properties officeooo:rsid="00268252" officeooo:paragraph-rsid="00268252"/>
    </style:style>
    <style:style style:name="P26" style:family="paragraph" style:parent-style-name="Table_20_Contents">
      <style:text-properties officeooo:rsid="00295ac2" officeooo:paragraph-rsid="00295ac2"/>
    </style:style>
    <style:style style:name="P27" style:family="paragraph" style:parent-style-name="Text_20_body">
      <style:paragraph-properties fo:break-before="page"/>
      <style:text-properties officeooo:rsid="000eaefa" officeooo:paragraph-rsid="000eaefa"/>
    </style:style>
    <style:style style:name="P28" style:family="paragraph" style:parent-style-name="Heading_20_1">
      <style:text-properties officeooo:rsid="00079098" officeooo:paragraph-rsid="00079098"/>
    </style:style>
    <style:style style:name="P29" style:family="paragraph" style:parent-style-name="Heading_20_3">
      <style:text-properties officeooo:rsid="00079098" officeooo:paragraph-rsid="00079098"/>
    </style:style>
    <style:style style:name="P30" style:family="paragraph" style:parent-style-name="Heading_20_3">
      <style:text-properties officeooo:rsid="000c1f66" officeooo:paragraph-rsid="000c1f66"/>
    </style:style>
    <style:style style:name="P31" style:family="paragraph" style:parent-style-name="Heading_20_3">
      <style:text-properties officeooo:rsid="0014c6f6" officeooo:paragraph-rsid="0014c6f6"/>
    </style:style>
    <style:style style:name="P32" style:family="paragraph" style:parent-style-name="Heading_20_3">
      <style:paragraph-properties fo:break-before="page"/>
      <style:text-properties officeooo:rsid="001551f4" officeooo:paragraph-rsid="001551f4"/>
    </style:style>
    <style:style style:name="P33" style:family="paragraph" style:parent-style-name="Heading_20_3">
      <style:paragraph-properties fo:break-before="page"/>
      <style:text-properties officeooo:rsid="001e0b31" officeooo:paragraph-rsid="001e0b31"/>
    </style:style>
    <style:style style:name="P34" style:family="paragraph" style:parent-style-name="Heading_20_3">
      <style:paragraph-properties fo:break-before="page"/>
      <style:text-properties officeooo:rsid="00207dbd" officeooo:paragraph-rsid="00207dbd"/>
    </style:style>
    <style:style style:name="P35" style:family="paragraph" style:parent-style-name="Heading_20_2">
      <style:text-properties officeooo:rsid="00079098" officeooo:paragraph-rsid="00079098"/>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180eea"/>
    </style:style>
    <style:style style:name="T5" style:family="text">
      <style:text-properties officeooo:rsid="001f6fac"/>
    </style:style>
    <style:style style:name="T6" style:family="text">
      <style:text-properties officeooo:rsid="0024c195"/>
    </style:style>
    <style:style style:name="T7" style:family="text">
      <style:text-properties officeooo:rsid="00285d25"/>
    </style:style>
    <style:style style:name="T8" style:family="text">
      <style:text-properties officeooo:rsid="00295a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28" text:outline-level="1">Tietokantasovelluksen dokumentaatio</text:h>
      <text:h text:style-name="P35" text:outline-level="2">Aihe: Muistilista</text:h>
      <text:p text:style-name="P2"/>
      <text:h text:style-name="P29"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29" text:outline-level="3"><text:soft-page-break/>Käyttötapaukset</text:h>
      <text:p text:style-name="P2"><draw:frame draw:style-name="fr1" draw:name="Image1" text:anchor-type="paragraph" svg:width="17.007cm" svg:height="19.131cm" draw:z-index="0"><draw:image xlink:href="Pictures/1000000000000276000002E57F96C19C375A794E.png" xlink:type="simple" xlink:show="embed" xlink:actuate="onLoad"/></draw:frame></text:p>
      <text:p text:style-name="P2"/>
      <text:p text:style-name="P2"/>
      <text:p text:style-name="P2"/>
      <text:p text:style-name="P2"/>
      <text:p text:style-name="P2"/>
      <text:p text:style-name="P2"/>
      <text:h text:style-name="P30" text:outline-level="3"><text:soft-page-break/>Järjestelmän tietosisältö</text:h>
      <text:p text:style-name="P17"><draw:frame draw:style-name="fr4" draw:name="Image2" text:anchor-type="paragraph" svg:width="17cm" svg:height="6.017cm" draw:z-index="3"><draw:image xlink:href="Pictures/10000201000002E70000010760DD1B514172B1CE.png" xlink:type="simple" xlink:show="embed" xlink:actuate="onLoad"/></draw:frame></text:p>
      <text:p text:style-name="P16"><text:bookmark-start text:name="__DdeLink__83_958069679"/>Tietokohde: <text:span text:style-name="T6">Visitor</text:span></text:p>
      <table:table table:name="Table4" table:style-name="Table4">
        <table:table-column table:style-name="Table4.A" table:number-columns-repeated="3"/>
        <table:table-row>
          <table:table-cell table:style-name="Table4.A1" office:value-type="string">
            <text:p text:style-name="P18">Attribuutti</text:p>
          </table:table-cell>
          <table:table-cell table:style-name="Table4.A1" office:value-type="string">
            <text:p text:style-name="P19">Arvojoukko</text:p>
          </table:table-cell>
          <table:table-cell table:style-name="Table4.C1" office:value-type="string">
            <text:p text:style-name="P19">Kuvailu</text:p>
          </table:table-cell>
        </table:table-row>
        <table:table-row>
          <table:table-cell table:style-name="Table4.A2" office:value-type="string">
            <text:p text:style-name="P25">id</text:p>
          </table:table-cell>
          <table:table-cell table:style-name="Table4.A2" office:value-type="string">
            <text:p text:style-name="P25">Kokonaisluku</text:p>
          </table:table-cell>
          <table:table-cell table:style-name="Table4.C2" office:value-type="string">
            <text:p text:style-name="P25">Yksilöllinen luku, joka toimii tämän visitorin tunnisteena</text:p>
          </table:table-cell>
        </table:table-row>
        <table:table-row>
          <table:table-cell table:style-name="Table4.A2" office:value-type="string">
            <text:p text:style-name="P19">name</text:p>
          </table:table-cell>
          <table:table-cell table:style-name="Table4.A2" office:value-type="string">
            <text:p text:style-name="P19">Merkkijono, max. 50 merkkiä</text:p>
          </table:table-cell>
          <table:table-cell table:style-name="Table4.C2" office:value-type="string">
            <text:p text:style-name="P19">Kayttajatunnus palveluun</text:p>
          </table:table-cell>
        </table:table-row>
        <table:table-row>
          <table:table-cell table:style-name="Table4.A2" office:value-type="string">
            <text:p text:style-name="P19">password</text:p>
          </table:table-cell>
          <table:table-cell table:style-name="Table4.A2" office:value-type="string">
            <text:p text:style-name="P19">Merkkijono, max. 50 merkkiä</text:p>
          </table:table-cell>
          <table:table-cell table:style-name="Table4.C2" office:value-type="string">
            <text:p text:style-name="P19">Salasana palveluun</text:p>
          </table:table-cell>
        </table:table-row>
      </table:table>
      <text:p text:style-name="P5"><text:bookmark-end text:name="__DdeLink__83_958069679"/>Jokainen <text:span text:style-name="T6">chore </text:span>tuntee tasan yhden <text:span text:style-name="T6">visitorin</text:span>. <text:span text:style-name="T6">T</text:span>ällöin <text:span text:style-name="T6">chore kuuluu</text:span> tälle <text:span text:style-name="T6">visitorille</text:span>.</text:p>
      <text:p text:style-name="P5">Tietokohde: <text:span text:style-name="T6">Chore</text:span></text:p>
      <table:table table:name="Table2" table:style-name="Table2">
        <table:table-column table:style-name="Table2.A" table:number-columns-repeated="3"/>
        <table:table-row>
          <table:table-cell table:style-name="Table2.A1" office:value-type="string">
            <text:p text:style-name="P19">Atribuutti</text:p>
          </table:table-cell>
          <table:table-cell table:style-name="Table2.A1" office:value-type="string">
            <text:p text:style-name="P19">Arvojoukko</text:p>
          </table:table-cell>
          <table:table-cell table:style-name="Table2.C1" office:value-type="string">
            <text:p text:style-name="P19">Kuvailu</text:p>
          </table:table-cell>
        </table:table-row>
        <table:table-row>
          <table:table-cell table:style-name="Table2.A2" office:value-type="string">
            <text:p text:style-name="P19">id</text:p>
          </table:table-cell>
          <table:table-cell table:style-name="Table2.A2" office:value-type="string">
            <text:p text:style-name="P20">Kokonaisluku</text:p>
          </table:table-cell>
          <table:table-cell table:style-name="Table2.C2" office:value-type="string">
            <text:p text:style-name="P20">Yksilöllinen luku, joka toimii tämän <text:span text:style-name="T7">choren</text:span> tunnisteena</text:p>
          </table:table-cell>
        </table:table-row>
        <table:table-row>
          <table:table-cell table:style-name="Table2.A2" office:value-type="string">
            <text:p text:style-name="P19">name</text:p>
          </table:table-cell>
          <table:table-cell table:style-name="Table2.A2" office:value-type="string">
            <text:p text:style-name="P20">Merkkijono, max. 50 merkkiä</text:p>
          </table:table-cell>
          <table:table-cell table:style-name="Table2.C2" office:value-type="string">
            <text:p text:style-name="P20"><text:span text:style-name="T7">Choren</text:span> nimi</text:p>
          </table:table-cell>
        </table:table-row>
        <table:table-row>
          <table:table-cell table:style-name="Table2.A2" office:value-type="string">
            <text:p text:style-name="P19">info</text:p>
          </table:table-cell>
          <table:table-cell table:style-name="Table2.A2" office:value-type="string">
            <text:p text:style-name="P20">Merkkijono, max. 200 merkkiä</text:p>
          </table:table-cell>
          <table:table-cell table:style-name="Table2.C2" office:value-type="string">
            <text:p text:style-name="P20">Tietoa <text:span text:style-name="T7">choresta</text:span></text:p>
          </table:table-cell>
        </table:table-row>
        <table:table-row>
          <table:table-cell table:style-name="Table2.A2" office:value-type="string">
            <text:p text:style-name="P19">deadline</text:p>
          </table:table-cell>
          <table:table-cell table:style-name="Table2.A2" office:value-type="string">
            <text:p text:style-name="P20">Päiväys yyyy-mm-dd</text:p>
          </table:table-cell>
          <table:table-cell table:style-name="Table2.C2" office:value-type="string">
            <text:p text:style-name="P20">Viimeinen päivä, jolloin <text:span text:style-name="T7">chore</text:span> on voimassa</text:p>
          </table:table-cell>
        </table:table-row>
        <table:table-row>
          <table:table-cell table:style-name="Table2.A2" office:value-type="string">
            <text:p text:style-name="P24">importancedegree</text:p>
          </table:table-cell>
          <table:table-cell table:style-name="Table2.A2" office:value-type="string">
            <text:p text:style-name="P20">Kokonaisluku</text:p>
          </table:table-cell>
          <table:table-cell table:style-name="Table2.C2" office:value-type="string">
            <text:p text:style-name="P20">Luku, joka määrittää, kuinka tärkeä <text:span text:style-name="T7">chore</text:span> on</text:p>
          </table:table-cell>
        </table:table-row>
        <table:table-row>
          <table:table-cell table:style-name="Table2.A2" office:value-type="string">
            <text:p text:style-name="P24">visitorid</text:p>
          </table:table-cell>
          <table:table-cell table:style-name="Table2.A2" office:value-type="string">
            <text:p text:style-name="P20">Merkkijono, max. 50 merkkiä</text:p>
          </table:table-cell>
          <table:table-cell table:style-name="Table2.C2" office:value-type="string">
            <text:p text:style-name="P20"><text:bookmark-start text:name="__DdeLink__88_958069679"/>Viittaus <text:span text:style-name="T6">visitoriin</text:span>, joka omistaa tämän <text:bookmark-end text:name="__DdeLink__88_958069679"/><text:span text:style-name="T7">choren</text:span></text:p>
          </table:table-cell>
        </table:table-row>
      </table:table>
      <text:p text:style-name="P15"><text:bookmark-start text:name="__DdeLink__90_958069679"/>Jokainen <text:span text:style-name="T6">chore</text:span> tuntee tasan yhden <text:span text:style-name="T6">visitorin</text:span>. Tällöin <text:span text:style-name="T6">visitor </text:span>omistaa tämän <text:span text:style-name="T6">choren.</text:span> <text:span text:style-name="T6">ChoreCategory</text:span> voi ydistää monta tai ei yhtään samaa tai eri <text:span text:style-name="T6">chorea</text:span> moneen tai ei yhteenkään samaan tai eri <text:span text:style-name="T6">categoryyn</text:span>. <text:span text:style-name="T6">Chor</text:span>ella on siis monen suhde moneen suhde <text:span text:style-name="T6">Categoryyn</text:span>.<text:bookmark-end text:name="__DdeLink__90_958069679"/></text:p>
      <text:p text:style-name="P27"/>
      <text:p text:style-name="P6">Tietokohde: <text:span text:style-name="T6">Category</text:span></text:p>
      <table:table table:name="Table3" table:style-name="Table3">
        <table:table-column table:style-name="Table3.A" table:number-columns-repeated="3"/>
        <table:table-row>
          <table:table-cell table:style-name="Table3.A1" office:value-type="string">
            <text:p text:style-name="P22">Attribuutti</text:p>
          </table:table-cell>
          <table:table-cell table:style-name="Table3.A1" office:value-type="string">
            <text:p text:style-name="P22">Arvojoukko</text:p>
          </table:table-cell>
          <table:table-cell table:style-name="Table3.C1" office:value-type="string">
            <text:p text:style-name="P22">Kuvailu</text:p>
          </table:table-cell>
        </table:table-row>
        <table:table-row>
          <table:table-cell table:style-name="Table3.A2" office:value-type="string">
            <text:p text:style-name="P22">name</text:p>
          </table:table-cell>
          <table:table-cell table:style-name="Table3.A2" office:value-type="string">
            <text:p text:style-name="P22">Merkkijono, max 50. merkkiä</text:p>
          </table:table-cell>
          <table:table-cell table:style-name="Table3.C2" office:value-type="string">
            <text:p text:style-name="P22"><text:span text:style-name="T7">Categoryn</text:span> nimi</text:p>
          </table:table-cell>
        </table:table-row>
      </table:table>
      <text:p text:style-name="P6"><text:span text:style-name="T6">Categoryllä</text:span> on monen suhde moneen suhde <text:span text:style-name="T7">Choreen</text:span>.</text:p>
      <text:p text:style-name="P7">Tietokohde: <text:span text:style-name="T8">ChoreCategory</text:span></text:p>
      <table:table table:name="Table6" table:style-name="Table6">
        <table:table-column table:style-name="Table6.A" table:number-columns-repeated="3"/>
        <table:table-row>
          <table:table-cell table:style-name="Table6.A1" office:value-type="string">
            <text:p text:style-name="P23">Attribuutti</text:p>
          </table:table-cell>
          <table:table-cell table:style-name="Table6.A1" office:value-type="string">
            <text:p text:style-name="P23">Arvojoukko</text:p>
          </table:table-cell>
          <table:table-cell table:style-name="Table6.C1" office:value-type="string">
            <text:p text:style-name="P23">Kuvailu</text:p>
          </table:table-cell>
        </table:table-row>
        <table:table-row>
          <table:table-cell table:style-name="Table6.A2" office:value-type="string">
            <text:p text:style-name="P23">id</text:p>
          </table:table-cell>
          <table:table-cell table:style-name="Table6.A2" office:value-type="string">
            <text:p text:style-name="P23">Kokonaisluku</text:p>
          </table:table-cell>
          <table:table-cell table:style-name="Table6.C2" office:value-type="string">
            <text:p text:style-name="P21">Yksilöllinen luku, joka toimii tämän <text:span text:style-name="T7">choreCategoryn</text:span> tunnisteena</text:p>
          </table:table-cell>
        </table:table-row>
        <table:table-row>
          <table:table-cell table:style-name="Table6.A2" office:value-type="string">
            <text:p text:style-name="P26">choreid</text:p>
          </table:table-cell>
          <table:table-cell table:style-name="Table6.A2" office:value-type="string">
            <text:p text:style-name="P23">Kokonaisluku</text:p>
          </table:table-cell>
          <table:table-cell table:style-name="Table6.C2" office:value-type="string">
            <text:p text:style-name="P23">Viittaus <text:span text:style-name="T7">choreen</text:span>, joka kuuluu toisena atribuuttina olevaan <text:span text:style-name="T7">categoryyn</text:span></text:p>
          </table:table-cell>
        </table:table-row>
        <table:table-row>
          <table:table-cell table:style-name="Table6.A2" office:value-type="string">
            <text:p text:style-name="P26">category</text:p>
          </table:table-cell>
          <table:table-cell table:style-name="Table6.A2" office:value-type="string">
            <text:p text:style-name="P23">Kokonaisluku</text:p>
          </table:table-cell>
          <table:table-cell table:style-name="Table6.C2" office:value-type="string">
            <text:p text:style-name="P23">Viittaus <text:span text:style-name="T7">categoryyn</text:span>, johon toisena attribuuttina oleva <text:span text:style-name="T7">chore</text:span> kuuluu.</text:p>
          </table:table-cell>
        </table:table-row>
      </table:table>
      <text:p text:style-name="P7"><text:span text:style-name="T8">ChoreCategory</text:span> liittää <text:span text:style-name="T8">choreja</text:span> ja <text:span text:style-name="T8">categoryja</text:span> toisiinsa. Sama tai eri <text:span text:style-name="T8">chore</text:span> voidaan liittää useaan eri <text:span text:style-name="T8">categoryyn</text:span> ja sama tai eri <text:span text:style-name="T8">category</text:span> voidaan liittää useaan eri <text:span text:style-name="T8">choreen</text:span>.</text:p>
      <text:p text:style-name="P7"/>
      <text:h text:style-name="P31" text:outline-level="3">Relaatiotietokantakaavio</text:h>
      <text:p text:style-name="P8"><draw:frame draw:style-name="fr2" draw:name="Image3" text:anchor-type="paragraph" svg:width="17cm" svg:height="6.174cm" draw:z-index="2"><draw:image xlink:href="Pictures/100002010000031900000120CCADF7B3F7651E62.png" xlink:type="simple" xlink:show="embed" xlink:actuate="onLoad"/></draw:frame></text:p>
      <text:h text:style-name="P32" text:outline-level="3">Käynnistys- / käyttöohje</text:h>
      <text:p text:style-name="P9">Työ löytyy osoitteesta http://hanranti.users.cs.helsinki.fi/tsoha/</text:p>
      <text:p text:style-name="P9">Kirjautuminen sivulle onnistuu <text:span text:style-name="T4">oikeasta yläkulmasta</text:span> käyttäjätunnuksella ”Kalle” ja salasanalla ”Kalle123”.</text:p>
      <text:p text:style-name="P9">Kirjautuneena sisään voi oikeasta yläkulmasta siirtyä omalle sivulle, <text:span text:style-name="T4">joka listaa omat askareet.</text:span></text:p>
      <text:p text:style-name="P10">Omia askareita voi poistaa, askareen tietoja voi tarkastella sen nimessä olevan linkin kautta ja käyttäjälle voi lisätä uusia askareita muistilistan alla olevasta linkistä.</text:p>
      <text:p text:style-name="P10">Askareen omalta sivulta voi siirtyä askareen tietojenmuokkaussivulle, jossa voi muuttaa askareen tietoja, lisätä askareen uuteen luokkaan tai poistaa askareen luokasta.</text:p>
      <text:h text:style-name="P33" text:outline-level="3">Järjestelmän yleisrakenne</text:h>
      <text:p text:style-name="P11">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1">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2">Kansio assets sisältää käytetyt css- ja javascript-tiedostot.</text:p>
      <text:p text:style-name="P12">config sisältää muun muassa routes.php:n, joka käsittelee sovelluksen reitit.</text:p>
      <text:p text:style-name="P12">lib sisältää <text:span text:style-name="T5">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3">sql sisältää tietokantataulujen luontiin poistoon ja testidatan lisäämiseen liittyviä tiedostoja.</text:p>
      <text:p text:style-name="P13">vendor sisältää muun muassa bootstrapin css- ja javascript-tiedostot ja jqueryn javascript-tiedoston.</text:p>
      <text:h text:style-name="P34" text:outline-level="3"><draw:frame draw:style-name="fr3" draw:name="Image4" text:anchor-type="paragraph" svg:x="-0.171cm" svg:y="1.06cm" svg:width="17cm" svg:height="12.009cm" draw:z-index="1"><draw:image xlink:href="Pictures/1000020100000265000001B19FFE210B9D1CF24F.png" xlink:type="simple" xlink:show="embed" xlink:actuate="onLoad"/></draw:frame>Käyttöliittymä ja järjestelmän komponentit</text:h>
      <text:p text:style-name="P14">Vasemmalla puolella ovat julkiset sivut ja oikealla kirjautumista vaativat sivut.</text:p>
      <text:p text:style-name="P14">Sivulla on navigaatio palkki, joka mahdollistaa kirjautumisen tai rekisteröitymisen aina kun käyttäjä ei ole kirjautunut sisään. Kun käyttäjä on kirjautunut sisään, navigaatiopalkista voi kirjautua ulos taisiirtyä omalle sivu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3T15:20:21.936627591</dc:date>
    <meta:editing-duration>PT10H24M48S</meta:editing-duration>
    <meta:editing-cycles>19</meta:editing-cycles>
    <meta:generator>LibreOffice/5.1.4.2$Linux_X86_64 LibreOffice_project/10m0$Build-2</meta:generator>
    <dc:creator>Hannu Rantinoja</dc:creator>
    <meta:document-statistic meta:table-count="4" meta:image-count="4" meta:object-count="0" meta:page-count="7" meta:paragraph-count="85" meta:word-count="549" meta:character-count="4671" meta:non-whitespace-character-count="4207"/>
  </office:meta>
</office:document-meta>
</file>